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
      <text:p text:style-name="Text_20_body">God turned the Nile River into blood, but Pharaoh still would not let the Israelites go.</text:p>
      <text:h text:style-name="Heading_20_9" text:outline-level="9">10-04</text:h>
      <text:p text:style-name="First_20_paragraph"/>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
      <text:p text:style-name="Text_20_body">But Pharaoh sinned again and hardened his heart. He would not let the Israelites go free.</text:p>
      <text:h text:style-name="Heading_20_9" text:outline-level="9">10-10</text:h>
      <text:p text:style-name="First_20_paragraph"/>
      <text:p text:style-name="Text_20_body">So God caused swarms of locusts to come over Egypt. These locusts ate all the crops that the hail had not destroyed.</text:p>
      <text:h text:style-name="Heading_20_9" text:outline-level="9">10-11</text:h>
      <text:p text:style-name="First_20_paragraph"/>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the ways sin and disobedience can affect us and others? How do the actions of Pharaoh warn us about the effects of sin and disobedience?</text:p>
        </text:list-item>
        <text:list-item>
          <text:p text:style-name="P1">How does God bring about judgment on those who do not follow him? What does this story teach us about God’s judgment?</text:p>
        </text:list-item>
        <text:list-item>
          <text:p text:style-name="P1">How does God bring freedom to his people? What does this story teach us about how God rescues and frees his people?</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es the condition of Pharaoh’s heart serve as a warning for you?</text:p>
        </text:list-item>
        <text:list-item>
          <text:p text:style-name="P2">How do you respond when you hear about God’s judgment on the Egyptians?</text:p>
        </text:list-item>
        <text:list-item>
          <text:p text:style-name="P2">How is your life in need of freedom?</text:p>
        </text:list-item>
        <text:list-item>
          <text:p text:style-name="P2">What would it look like to trust God to give you freedom?</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3:07Z</meta:creation-date>
    <dc:date>2023-05-24T11:33:07Z</dc:date>
  </office:meta>
</office:document-meta>
</file>